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929in"/>
    </style:style>
    <style:style style:name="co2" style:family="table-column">
      <style:table-column-properties fo:break-before="auto" style:column-width="4.6665in"/>
    </style:style>
    <style:style style:name="co3" style:family="table-column">
      <style:table-column-properties fo:break-before="auto" style:column-width="2.2654in"/>
    </style:style>
    <style:style style:name="co4" style:family="table-column">
      <style:table-column-properties fo:break-before="auto" style:column-width="1.6646in"/>
    </style:style>
    <style:style style:name="co5" style:family="table-column">
      <style:table-column-properties fo:break-before="auto" style:column-width="2.8547in"/>
    </style:style>
    <style:style style:name="co6" style:family="table-column">
      <style:table-column-properties fo:break-before="auto" style:column-width="4.7311in"/>
    </style:style>
    <style:style style:name="co7" style:family="table-column">
      <style:table-column-properties fo:break-before="auto" style:column-width="3.5193in"/>
    </style:style>
    <style:style style:name="co8" style:family="table-column">
      <style:table-column-properties fo:break-before="auto" style:column-width="0.4102in"/>
    </style:style>
    <style:style style:name="co9" style:family="table-column">
      <style:table-column-properties fo:break-before="auto" style:column-width="4.2165in"/>
    </style:style>
    <style:style style:name="co10" style:family="table-column">
      <style:table-column-properties fo:break-before="auto" style:column-width="1.3008in"/>
    </style:style>
    <style:style style:name="co11" style:family="table-column">
      <style:table-column-properties fo:break-before="auto" style:column-width="0.9898in"/>
    </style:style>
    <style:style style:name="co12" style:family="table-column">
      <style:table-column-properties fo:break-before="auto" style:column-width="1.0429in"/>
    </style:style>
    <style:style style:name="co13" style:family="table-column">
      <style:table-column-properties fo:break-before="auto" style:column-width="1.1291in"/>
    </style:style>
    <style:style style:name="co14" style:family="table-column">
      <style:table-column-properties fo:break-before="auto" style:column-width="1.1181in"/>
    </style:style>
    <style:style style:name="co1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fo:background-color="#ffffd7"/>
      <style:text-properties fo:color="#8d281e"/>
    </style:style>
    <style:style style:name="ce2" style:family="table-cell" style:parent-style-name="Default" style:data-style-name="N104"/>
  </office:automatic-styles>
  <office:body>
    <office:spreadsheet>
      <table:calculation-settings table:automatic-find-labels="false" table:use-regular-expressions="false" table:use-wildcards="true"/>
      <table:table table:name="User Adapter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4" table:default-cell-style-name="Default"/>
        <table:table-column table:style-name="co11" table:default-cell-style-name="Default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row table:style-name="ro1">
          <table:table-cell office:value-type="string" calcext:value-type="string">
            <text:p>Source:</text:p>
          </table:table-cell>
          <table:table-cell office:value-type="string" calcext:value-type="string">
            <text:p>/home/mark/src/OHIS/user-adapter/User Adapter/User Adapter.kicad_sch</text:p>
          </table:table-cell>
          <table:table-cell table:number-columns-repeated="10"/>
          <table:table-cell table:style-name="Default" table:number-columns-repeated="3"/>
        </table:table-row>
        <table:table-row table:style-name="ro1">
          <table:table-cell office:value-type="string" calcext:value-type="string">
            <text:p>Date:</text:p>
          </table:table-cell>
          <table:table-cell office:value-type="string" calcext:value-type="string">
            <text:p>Thu 05 Oct 2023 05:49:25 PM PDT</text:p>
          </table:table-cell>
          <table:table-cell table:style-name="ce1" office:value-type="string" calcext:value-type="string">
            <text:p>This came from a CVS export from KiCAD, has been hand edited for formatting and to calculate a total cost, and saved as ODS. <text:s/>The CVS from KiCAD is authoritative.</text:p>
          </table:table-cell>
          <table:table-cell table:number-columns-repeated="9"/>
          <table:table-cell table:style-name="Default" table:number-columns-repeated="3"/>
        </table:table-row>
        <table:table-row table:style-name="ro1">
          <table:table-cell office:value-type="string" calcext:value-type="string">
            <text:p>Tool:</text:p>
          </table:table-cell>
          <table:table-cell office:value-type="string" calcext:value-type="string">
            <text:p>Eeschema 7.0.8-7.0.8~ubuntu22.04.1</text:p>
          </table:table-cell>
          <table:table-cell table:number-columns-repeated="10"/>
          <table:table-cell table:style-name="Default" table:number-columns-repeated="3"/>
        </table:table-row>
        <table:table-row table:style-name="ro1">
          <table:table-cell office:value-type="string" calcext:value-type="string">
            <text:p>Generator:</text:p>
          </table:table-cell>
          <table:table-cell office:value-type="string" calcext:value-type="string">
            <text:p>/usr/share/kicad/plugins/bom_csv_grouped_by_value.py</text:p>
          </table:table-cell>
          <table:table-cell table:number-columns-repeated="10"/>
          <table:table-cell table:style-name="Default" table:number-columns-repeated="3"/>
        </table:table-row>
        <table:table-row table:style-name="ro1">
          <table:table-cell office:value-type="string" calcext:value-type="string">
            <text:p>Component Count:</text:p>
          </table:table-cell>
          <table:table-cell office:value-type="float" office:value="40" calcext:value-type="float">
            <text:p>40</text:p>
          </table:table-cell>
          <table:table-cell table:number-columns-repeated="10"/>
          <table:table-cell table:style-name="Default" table:number-columns-repeated="3"/>
        </table:table-row>
        <table:table-row table:style-name="ro1">
          <table:table-cell table:number-columns-repeated="12"/>
          <table:table-cell table:style-name="Default" table:number-columns-repeated="3"/>
        </table:table-row>
        <table:table-row table:style-name="ro1">
          <table:table-cell office:value-type="string" calcext:value-type="string">
            <text:p>Collated Components:</text:p>
          </table:table-cell>
          <table:table-cell table:number-columns-repeated="11"/>
          <table:table-cell table:style-name="Default" table:number-columns-repeated="3"/>
        </table:table-row>
        <table:table-row table:style-name="ro1">
          <table:table-cell table:number-columns-repeated="12"/>
          <table:table-cell table:style-name="Default" table:number-columns-repeated="3"/>
        </table:table-row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Reference(s)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LibPart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Datasheet</text:p>
          </table:table-cell>
          <table:table-cell office:value-type="string" calcext:value-type="string">
            <text:p>DNP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Manufacturer</text:p>
          </table:table-cell>
          <table:table-cell office:value-type="string" calcext:value-type="string">
            <text:p>Part Number</text:p>
          </table:table-cell>
          <table:table-cell office:value-type="string" calcext:value-type="string">
            <text:p>Z0 Buy in Qty</text:p>
          </table:table-cell>
          <table:table-cell table:style-name="Default" office:value-type="string" calcext:value-type="string">
            <text:p>Z1 Cost to buy</text:p>
          </table:table-cell>
          <table:table-cell table:style-name="Default" office:value-type="string" calcext:value-type="string">
            <text:p>Z2 Cost per part</text:p>
          </table:table-cell>
          <table:table-cell table:style-name="Default" office:value-type="string" calcext:value-type="string">
            <text:p>Z3 Cost per Qt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OM1, BOM2, BOM3, BOM4</text:p>
          </table:table-cell>
          <table:table-cell office:value-type="string" calcext:value-type="string">
            <text:p>.1" Jumper</text:p>
          </table:table-cell>
          <table:table-cell office:value-type="string" calcext:value-type="string">
            <text:p>smitty:BOM_Item</text:p>
          </table:table-cell>
          <table:table-cell office:value-type="string" calcext:value-type="string">
            <text:p>Libraries:BOM_Item</text:p>
          </table:table-cell>
          <table:table-cell table:number-columns-repeated="2"/>
          <table:table-cell office:value-type="string" calcext:value-type="string">
            <text:p>https://www.ebay.com/itm/180973205082</text:p>
          </table:table-cell>
          <table:table-cell office:value-type="string" calcext:value-type="string">
            <text:p>Generic</text:p>
          </table:table-cell>
          <table:table-cell office:value-type="string" calcext:value-type="string">
            <text:p>.1" Pin Jumper</text:p>
          </table:table-cell>
          <table:table-cell office:value-type="float" office:value="400" calcext:value-type="float">
            <text:p>400</text:p>
          </table:table-cell>
          <table:table-cell office:value-type="currency" office:currency="USD" office:value="7.96" calcext:value-type="currency">
            <text:p>$7.96</text:p>
          </table:table-cell>
          <table:table-cell table:formula="of:=IFERROR(OFFSET(INDIRECT(CELL(&quot;Address&quot;)); 0; -1)/OFFSET(INDIRECT(CELL(&quot;Address&quot;)); 0; -2); 0)" office:value-type="currency" office:currency="USD" office:value="0.0199" calcext:value-type="currency">
            <text:p>$0.02</text:p>
          </table:table-cell>
          <table:table-cell table:formula="of:=OFFSET(INDIRECT(CELL(&quot;Address&quot;)); 0; -1)*INDIRECT(ADDRESS(CELL(&quot;Row&quot;); 2))" office:value-type="currency" office:currency="USD" office:value="0.0796" calcext:value-type="currency">
            <text:p>$0.0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OM5, BOM6, BOM7, BOM8</text:p>
          </table:table-cell>
          <table:table-cell office:value-type="string" calcext:value-type="string">
            <text:p>M3 14mm brass standoff</text:p>
          </table:table-cell>
          <table:table-cell office:value-type="string" calcext:value-type="string">
            <text:p>smitty:BOM_Item</text:p>
          </table:table-cell>
          <table:table-cell office:value-type="string" calcext:value-type="string">
            <text:p>Libraries:BOM_Item</text:p>
          </table:table-cell>
          <table:table-cell table:number-columns-repeated="2"/>
          <table:table-cell office:value-type="string" calcext:value-type="string">
            <text:p>https://www.ebay.com/itm/201415009549</text:p>
          </table:table-cell>
          <table:table-cell office:value-type="string" calcext:value-type="string">
            <text:p>Generic</text:p>
          </table:table-cell>
          <table:table-cell office:value-type="string" calcext:value-type="string">
            <text:p>M3 14mm brass standoff</text:p>
          </table:table-cell>
          <table:table-cell office:value-type="float" office:value="400" calcext:value-type="float">
            <text:p>400</text:p>
          </table:table-cell>
          <table:table-cell table:formula="of:=49.52+1.95" office:value-type="currency" office:currency="USD" office:value="51.47" calcext:value-type="currency">
            <text:p>$51.47</text:p>
          </table:table-cell>
          <table:table-cell table:formula="of:=IFERROR(OFFSET(INDIRECT(CELL(&quot;Address&quot;)); 0; -1)/OFFSET(INDIRECT(CELL(&quot;Address&quot;)); 0; -2); 0)" office:value-type="currency" office:currency="USD" office:value="0.128675" calcext:value-type="currency">
            <text:p>$0.13</text:p>
          </table:table-cell>
          <table:table-cell table:formula="of:=OFFSET(INDIRECT(CELL(&quot;Address&quot;)); 0; -1)*INDIRECT(ADDRESS(CELL(&quot;Row&quot;); 2))" office:value-type="currency" office:currency="USD" office:value="0.5147" calcext:value-type="currency">
            <text:p>$0.5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OM9, BOM10, BOM11, BOM12</text:p>
          </table:table-cell>
          <table:table-cell office:value-type="string" calcext:value-type="string">
            <text:p>M3 6mm SS screw</text:p>
          </table:table-cell>
          <table:table-cell office:value-type="string" calcext:value-type="string">
            <text:p>smitty:BOM_Item</text:p>
          </table:table-cell>
          <table:table-cell office:value-type="string" calcext:value-type="string">
            <text:p>Libraries:BOM_Item</text:p>
          </table:table-cell>
          <table:table-cell table:number-columns-repeated="2"/>
          <table:table-cell office:value-type="string" calcext:value-type="string">
            <text:p>https://www.ebay.com/itm/185035090471</text:p>
          </table:table-cell>
          <table:table-cell office:value-type="string" calcext:value-type="string">
            <text:p>Generic</text:p>
          </table:table-cell>
          <table:table-cell office:value-type="string" calcext:value-type="string">
            <text:p>M3 6mm SS screw</text:p>
          </table:table-cell>
          <table:table-cell office:value-type="float" office:value="500" calcext:value-type="float">
            <text:p>500</text:p>
          </table:table-cell>
          <table:table-cell office:value-type="currency" office:currency="USD" office:value="15.96" calcext:value-type="currency">
            <text:p>$15.96</text:p>
          </table:table-cell>
          <table:table-cell table:formula="of:=IFERROR(OFFSET(INDIRECT(CELL(&quot;Address&quot;)); 0; -1)/OFFSET(INDIRECT(CELL(&quot;Address&quot;)); 0; -2); 0)" office:value-type="currency" office:currency="USD" office:value="0.03192" calcext:value-type="currency">
            <text:p>$0.03</text:p>
          </table:table-cell>
          <table:table-cell table:formula="of:=OFFSET(INDIRECT(CELL(&quot;Address&quot;)); 0; -1)*INDIRECT(ADDRESS(CELL(&quot;Row&quot;); 2))" office:value-type="currency" office:currency="USD" office:value="0.12768" calcext:value-type="currency">
            <text:p>$0.13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BOM13, BOM14, BOM15, BOM16</text:p>
          </table:table-cell>
          <table:table-cell office:value-type="string" calcext:value-type="string">
            <text:p>M3 10mm SS screw</text:p>
          </table:table-cell>
          <table:table-cell office:value-type="string" calcext:value-type="string">
            <text:p>smitty:BOM_Item</text:p>
          </table:table-cell>
          <table:table-cell office:value-type="string" calcext:value-type="string">
            <text:p>Libraries:BOM_Item</text:p>
          </table:table-cell>
          <table:table-cell table:number-columns-repeated="2"/>
          <table:table-cell office:value-type="string" calcext:value-type="string">
            <text:p>https://www.ebay.com/itm/185035090471</text:p>
          </table:table-cell>
          <table:table-cell office:value-type="string" calcext:value-type="string">
            <text:p>Generic</text:p>
          </table:table-cell>
          <table:table-cell office:value-type="string" calcext:value-type="string">
            <text:p>M3 10mm SS screw</text:p>
          </table:table-cell>
          <table:table-cell office:value-type="float" office:value="500" calcext:value-type="float">
            <text:p>500</text:p>
          </table:table-cell>
          <table:table-cell office:value-type="currency" office:currency="USD" office:value="19.96" calcext:value-type="currency">
            <text:p>$19.96</text:p>
          </table:table-cell>
          <table:table-cell table:formula="of:=IFERROR(OFFSET(INDIRECT(CELL(&quot;Address&quot;)); 0; -1)/OFFSET(INDIRECT(CELL(&quot;Address&quot;)); 0; -2); 0)" office:value-type="currency" office:currency="USD" office:value="0.03992" calcext:value-type="currency">
            <text:p>$0.04</text:p>
          </table:table-cell>
          <table:table-cell table:formula="of:=OFFSET(INDIRECT(CELL(&quot;Address&quot;)); 0; -1)*INDIRECT(ADDRESS(CELL(&quot;Row&quot;); 2))" office:value-type="currency" office:currency="USD" office:value="0.15968" calcext:value-type="currency">
            <text:p>$0.1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M17</text:p>
          </table:table-cell>
          <table:table-cell office:value-type="string" calcext:value-type="string">
            <text:p>Main Board</text:p>
          </table:table-cell>
          <table:table-cell office:value-type="string" calcext:value-type="string">
            <text:p>smitty:BOM_Item</text:p>
          </table:table-cell>
          <table:table-cell office:value-type="string" calcext:value-type="string">
            <text:p>Libraries:BOM_Item</text:p>
          </table:table-cell>
          <table:table-cell table:number-columns-repeated="3"/>
          <table:table-cell office:value-type="string" calcext:value-type="string">
            <text:p>Board Fab</text:p>
          </table:table-cell>
          <table:table-cell/>
          <table:table-cell office:value-type="float" office:value="100" calcext:value-type="float">
            <text:p>100</text:p>
          </table:table-cell>
          <table:table-cell table:formula="of:=36.62+20" office:value-type="currency" office:currency="USD" office:value="56.62" calcext:value-type="currency">
            <text:p>$56.62</text:p>
          </table:table-cell>
          <table:table-cell table:formula="of:=IFERROR(OFFSET(INDIRECT(CELL(&quot;Address&quot;)); 0; -1)/OFFSET(INDIRECT(CELL(&quot;Address&quot;)); 0; -2); 0)" office:value-type="currency" office:currency="USD" office:value="0.5662" calcext:value-type="currency">
            <text:p>$0.57</text:p>
          </table:table-cell>
          <table:table-cell table:formula="of:=OFFSET(INDIRECT(CELL(&quot;Address&quot;)); 0; -1)*INDIRECT(ADDRESS(CELL(&quot;Row&quot;); 2))" office:value-type="currency" office:currency="USD" office:value="0.5662" calcext:value-type="currency">
            <text:p>$0.5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M18</text:p>
          </table:table-cell>
          <table:table-cell office:value-type="string" calcext:value-type="string">
            <text:p>Top Board</text:p>
          </table:table-cell>
          <table:table-cell office:value-type="string" calcext:value-type="string">
            <text:p>smitty:BOM_Item</text:p>
          </table:table-cell>
          <table:table-cell office:value-type="string" calcext:value-type="string">
            <text:p>Libraries:BOM_Item</text:p>
          </table:table-cell>
          <table:table-cell table:number-columns-repeated="3"/>
          <table:table-cell office:value-type="string" calcext:value-type="string">
            <text:p>Board Fab</text:p>
          </table:table-cell>
          <table:table-cell/>
          <table:table-cell office:value-type="float" office:value="100" calcext:value-type="float">
            <text:p>100</text:p>
          </table:table-cell>
          <table:table-cell table:formula="of:=36.62+20" office:value-type="currency" office:currency="USD" office:value="56.62" calcext:value-type="currency">
            <text:p>$56.62</text:p>
          </table:table-cell>
          <table:table-cell table:formula="of:=IFERROR(OFFSET(INDIRECT(CELL(&quot;Address&quot;)); 0; -1)/OFFSET(INDIRECT(CELL(&quot;Address&quot;)); 0; -2); 0)" office:value-type="currency" office:currency="USD" office:value="0.5662" calcext:value-type="currency">
            <text:p>$0.57</text:p>
          </table:table-cell>
          <table:table-cell table:formula="of:=OFFSET(INDIRECT(CELL(&quot;Address&quot;)); 0; -1)*INDIRECT(ADDRESS(CELL(&quot;Row&quot;); 2))" office:value-type="currency" office:currency="USD" office:value="0.5662" calcext:value-type="currency">
            <text:p>$0.5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M19</text:p>
          </table:table-cell>
          <table:table-cell office:value-type="string" calcext:value-type="string">
            <text:p>Bottom Board</text:p>
          </table:table-cell>
          <table:table-cell office:value-type="string" calcext:value-type="string">
            <text:p>smitty:BOM_Item</text:p>
          </table:table-cell>
          <table:table-cell office:value-type="string" calcext:value-type="string">
            <text:p>Libraries:BOM_Item</text:p>
          </table:table-cell>
          <table:table-cell table:number-columns-repeated="3"/>
          <table:table-cell office:value-type="string" calcext:value-type="string">
            <text:p>Board Fab</text:p>
          </table:table-cell>
          <table:table-cell/>
          <table:table-cell office:value-type="float" office:value="100" calcext:value-type="float">
            <text:p>100</text:p>
          </table:table-cell>
          <table:table-cell table:formula="of:=36.62+20" office:value-type="currency" office:currency="USD" office:value="56.62" calcext:value-type="currency">
            <text:p>$56.62</text:p>
          </table:table-cell>
          <table:table-cell table:formula="of:=IFERROR(OFFSET(INDIRECT(CELL(&quot;Address&quot;)); 0; -1)/OFFSET(INDIRECT(CELL(&quot;Address&quot;)); 0; -2); 0)" office:value-type="currency" office:currency="USD" office:value="0.5662" calcext:value-type="currency">
            <text:p>$0.57</text:p>
          </table:table-cell>
          <table:table-cell table:formula="of:=OFFSET(INDIRECT(CELL(&quot;Address&quot;)); 0; -1)*INDIRECT(ADDRESS(CELL(&quot;Row&quot;); 2))" office:value-type="currency" office:currency="USD" office:value="0.5662" calcext:value-type="currency">
            <text:p>$0.5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OM20, BOM21, BOM22, BOM23</text:p>
          </table:table-cell>
          <table:table-cell office:value-type="string" calcext:value-type="string">
            <text:p>M3 3mm ABS standoff</text:p>
          </table:table-cell>
          <table:table-cell office:value-type="string" calcext:value-type="string">
            <text:p>smitty:BOM_Item</text:p>
          </table:table-cell>
          <table:table-cell office:value-type="string" calcext:value-type="string">
            <text:p>Libraries:BOM_Item</text:p>
          </table:table-cell>
          <table:table-cell table:number-columns-repeated="2"/>
          <table:table-cell office:value-type="string" calcext:value-type="string">
            <text:p>https://www.ebay.com/itm/201415009549</text:p>
          </table:table-cell>
          <table:table-cell office:value-type="string" calcext:value-type="string">
            <text:p>Generic</text:p>
          </table:table-cell>
          <table:table-cell office:value-type="string" calcext:value-type="string">
            <text:p>M3 3mm ABS standoff</text:p>
          </table:table-cell>
          <table:table-cell office:value-type="float" office:value="1000" calcext:value-type="float">
            <text:p>1000</text:p>
          </table:table-cell>
          <table:table-cell office:value-type="currency" office:currency="USD" office:value="12.76" calcext:value-type="currency">
            <text:p>$12.76</text:p>
          </table:table-cell>
          <table:table-cell table:formula="of:=IFERROR(OFFSET(INDIRECT(CELL(&quot;Address&quot;)); 0; -1)/OFFSET(INDIRECT(CELL(&quot;Address&quot;)); 0; -2); 0)" office:value-type="currency" office:currency="USD" office:value="0.01276" calcext:value-type="currency">
            <text:p>$0.01</text:p>
          </table:table-cell>
          <table:table-cell table:formula="of:=OFFSET(INDIRECT(CELL(&quot;Address&quot;)); 0; -1)*INDIRECT(ADDRESS(CELL(&quot;Row&quot;); 2))" office:value-type="currency" office:currency="USD" office:value="0.05104" calcext:value-type="currency">
            <text:p>$0.0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_THT:C_Disc_D6.0mm_W4.4mm_P5.00mm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https://www.mouser.com/ProductDetail/810-FG28X7R1E105KRT0</text:p>
          </table:table-cell>
          <table:table-cell office:value-type="string" calcext:value-type="string">
            <text:p>Various eg TDK</text:p>
          </table:table-cell>
          <table:table-cell office:value-type="string" calcext:value-type="string">
            <text:p>FG28X7R1E105KRT00</text:p>
          </table:table-cell>
          <table:table-cell office:value-type="float" office:value="120" calcext:value-type="float">
            <text:p>120</text:p>
          </table:table-cell>
          <table:table-cell office:value-type="currency" office:currency="USD" office:value="11.4" calcext:value-type="currency">
            <text:p>$11.40</text:p>
          </table:table-cell>
          <table:table-cell table:formula="of:=IFERROR(OFFSET(INDIRECT(CELL(&quot;Address&quot;)); 0; -1)/OFFSET(INDIRECT(CELL(&quot;Address&quot;)); 0; -2); 0)" office:value-type="currency" office:currency="USD" office:value="0.095" calcext:value-type="currency">
            <text:p>$0.10</text:p>
          </table:table-cell>
          <table:table-cell table:formula="of:=OFFSET(INDIRECT(CELL(&quot;Address&quot;)); 0; -1)*INDIRECT(ADDRESS(CELL(&quot;Row&quot;); 2))" office:value-type="currency" office:currency="USD" office:value="0.095" calcext:value-type="currency">
            <text:p>$0.1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1n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_THT:C_Disc_D5.0mm_W2.5mm_P2.50mm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https://www.mouser.com/ProductDetail/810-FG18X7R1H102KNT0</text:p>
          </table:table-cell>
          <table:table-cell office:value-type="string" calcext:value-type="string">
            <text:p>Various eg TDK</text:p>
          </table:table-cell>
          <table:table-cell office:value-type="string" calcext:value-type="string">
            <text:p>FG18X7R1H102KNT00</text:p>
          </table:table-cell>
          <table:table-cell office:value-type="float" office:value="120" calcext:value-type="float">
            <text:p>120</text:p>
          </table:table-cell>
          <table:table-cell office:value-type="currency" office:currency="USD" office:value="7.44" calcext:value-type="currency">
            <text:p>$7.44</text:p>
          </table:table-cell>
          <table:table-cell table:formula="of:=IFERROR(OFFSET(INDIRECT(CELL(&quot;Address&quot;)); 0; -1)/OFFSET(INDIRECT(CELL(&quot;Address&quot;)); 0; -2); 0)" office:value-type="currency" office:currency="USD" office:value="0.062" calcext:value-type="currency">
            <text:p>$0.06</text:p>
          </table:table-cell>
          <table:table-cell table:formula="of:=OFFSET(INDIRECT(CELL(&quot;Address&quot;)); 0; -1)*INDIRECT(ADDRESS(CELL(&quot;Row&quot;); 2))" office:value-type="currency" office:currency="USD" office:value="0.062" calcext:value-type="currency">
            <text:p>$0.0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1, H2, H3, H4</text:p>
          </table:table-cell>
          <table:table-cell office:value-type="string" calcext:value-type="string">
            <text:p>MountingHole_Pad</text:p>
          </table:table-cell>
          <table:table-cell office:value-type="string" calcext:value-type="string">
            <text:p>Mechanical:MountingHole_Pad</text:p>
          </table:table-cell>
          <table:table-cell office:value-type="string" calcext:value-type="string">
            <text:p>MountingHole:MountingHole_3.2mm_M3_Pad</text:p>
          </table:table-cell>
          <table:table-cell office:value-type="string" calcext:value-type="string">
            <text:p>~</text:p>
          </table:table-cell>
          <table:table-cell table:number-columns-repeated="6"/>
          <table:table-cell table:formula="of:=IFERROR(OFFSET(INDIRECT(CELL(&quot;Address&quot;)); 0; -1)/OFFSET(INDIRECT(CELL(&quot;Address&quot;)); 0; -2); 0)" office:value-type="currency" office:currency="USD" office:value="0" calcext:value-type="currency">
            <text:p>$0.00</text:p>
          </table:table-cell>
          <table:table-cell table:formula="of:=OFFSET(INDIRECT(CELL(&quot;Address&quot;)); 0; -1)*INDIRECT(ADDRESS(CELL(&quot;Row&quot;); 2))" office:value-type="currency" office:currency="USD" office:value="0" calcext:value-type="currency">
            <text:p>$0.0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OHIS_8p8c_Shield</text:p>
          </table:table-cell>
          <table:table-cell office:value-type="string" calcext:value-type="string">
            <text:p>smitty:OHIS_8p8c_Shield</text:p>
          </table:table-cell>
          <table:table-cell office:value-type="string" calcext:value-type="string">
            <text:p>Connector_RJ:RJ45_Amphenol_RJHSE5380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https://www.mouser.com/ProductDetail/523-RJHSE-5380</text:p>
          </table:table-cell>
          <table:table-cell office:value-type="string" calcext:value-type="string">
            <text:p>Amphenol</text:p>
          </table:table-cell>
          <table:table-cell office:value-type="string" calcext:value-type="string">
            <text:p>RJHSE-5380</text:p>
          </table:table-cell>
          <table:table-cell office:value-type="float" office:value="120" calcext:value-type="float">
            <text:p>120</text:p>
          </table:table-cell>
          <table:table-cell office:value-type="currency" office:currency="USD" office:value="83.76" calcext:value-type="currency">
            <text:p>$83.76</text:p>
          </table:table-cell>
          <table:table-cell table:formula="of:=IFERROR(OFFSET(INDIRECT(CELL(&quot;Address&quot;)); 0; -1)/OFFSET(INDIRECT(CELL(&quot;Address&quot;)); 0; -2); 0)" office:value-type="currency" office:currency="USD" office:value="0.698" calcext:value-type="currency">
            <text:p>$0.70</text:p>
          </table:table-cell>
          <table:table-cell table:formula="of:=OFFSET(INDIRECT(CELL(&quot;Address&quot;)); 0; -1)*INDIRECT(ADDRESS(CELL(&quot;Row&quot;); 2))" office:value-type="currency" office:currency="USD" office:value="0.698" calcext:value-type="currency">
            <text:p>$0.7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Headphones</text:p>
          </table:table-cell>
          <table:table-cell office:value-type="string" calcext:value-type="string">
            <text:p>Connector_Audio:AudioJack4</text:p>
          </table:table-cell>
          <table:table-cell office:value-type="string" calcext:value-type="string">
            <text:p>Libraries:Conn-3.5mm-TRRS-PJ-320L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https://www.ebay.com/itm/171341984993</text:p>
          </table:table-cell>
          <table:table-cell office:value-type="string" calcext:value-type="string">
            <text:p>Generic</text:p>
          </table:table-cell>
          <table:table-cell office:value-type="string" calcext:value-type="string">
            <text:p>PJ-320A</text:p>
          </table:table-cell>
          <table:table-cell office:value-type="float" office:value="300" calcext:value-type="float">
            <text:p>300</text:p>
          </table:table-cell>
          <table:table-cell office:value-type="currency" office:currency="USD" office:value="44.97" calcext:value-type="currency">
            <text:p>$44.97</text:p>
          </table:table-cell>
          <table:table-cell table:formula="of:=IFERROR(OFFSET(INDIRECT(CELL(&quot;Address&quot;)); 0; -1)/OFFSET(INDIRECT(CELL(&quot;Address&quot;)); 0; -2); 0)" office:value-type="currency" office:currency="USD" office:value="0.1499" calcext:value-type="currency">
            <text:p>$0.15</text:p>
          </table:table-cell>
          <table:table-cell table:formula="of:=OFFSET(INDIRECT(CELL(&quot;Address&quot;)); 0; -1)*INDIRECT(ADDRESS(CELL(&quot;Row&quot;); 2))" office:value-type="currency" office:currency="USD" office:value="0.1499" calcext:value-type="currency">
            <text:p>$0.1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Microphone</text:p>
          </table:table-cell>
          <table:table-cell office:value-type="string" calcext:value-type="string">
            <text:p>Connector_Audio:AudioJack4</text:p>
          </table:table-cell>
          <table:table-cell office:value-type="string" calcext:value-type="string">
            <text:p>Libraries:Conn-3.5mm-TRRS-PJ-320L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https://www.ebay.com/itm/171341984993</text:p>
          </table:table-cell>
          <table:table-cell office:value-type="string" calcext:value-type="string">
            <text:p>Generic</text:p>
          </table:table-cell>
          <table:table-cell office:value-type="string" calcext:value-type="string">
            <text:p>PJ-320A</text:p>
          </table:table-cell>
          <table:table-cell office:value-type="float" office:value="300" calcext:value-type="float">
            <text:p>300</text:p>
          </table:table-cell>
          <table:table-cell office:value-type="currency" office:currency="USD" office:value="44.97" calcext:value-type="currency">
            <text:p>$44.97</text:p>
          </table:table-cell>
          <table:table-cell table:formula="of:=IFERROR(OFFSET(INDIRECT(CELL(&quot;Address&quot;)); 0; -1)/OFFSET(INDIRECT(CELL(&quot;Address&quot;)); 0; -2); 0)" office:value-type="currency" office:currency="USD" office:value="0.1499" calcext:value-type="currency">
            <text:p>$0.15</text:p>
          </table:table-cell>
          <table:table-cell table:formula="of:=OFFSET(INDIRECT(CELL(&quot;Address&quot;)); 0; -1)*INDIRECT(ADDRESS(CELL(&quot;Row&quot;); 2))" office:value-type="currency" office:currency="USD" office:value="0.1499" calcext:value-type="currency">
            <text:p>$0.1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4</text:p>
          </table:table-cell>
          <table:table-cell office:value-type="string" calcext:value-type="string">
            <text:p>PTT</text:p>
          </table:table-cell>
          <table:table-cell office:value-type="string" calcext:value-type="string">
            <text:p>Connector_Audio:AudioJack4</text:p>
          </table:table-cell>
          <table:table-cell office:value-type="string" calcext:value-type="string">
            <text:p>Libraries:Conn-3.5mm-TRRS-PJ-320L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https://www.ebay.com/itm/171341984993</text:p>
          </table:table-cell>
          <table:table-cell office:value-type="string" calcext:value-type="string">
            <text:p>Generic</text:p>
          </table:table-cell>
          <table:table-cell office:value-type="string" calcext:value-type="string">
            <text:p>PJ-320A</text:p>
          </table:table-cell>
          <table:table-cell office:value-type="float" office:value="300" calcext:value-type="float">
            <text:p>300</text:p>
          </table:table-cell>
          <table:table-cell office:value-type="currency" office:currency="USD" office:value="44.97" calcext:value-type="currency">
            <text:p>$44.97</text:p>
          </table:table-cell>
          <table:table-cell table:formula="of:=IFERROR(OFFSET(INDIRECT(CELL(&quot;Address&quot;)); 0; -1)/OFFSET(INDIRECT(CELL(&quot;Address&quot;)); 0; -2); 0)" office:value-type="currency" office:currency="USD" office:value="0.1499" calcext:value-type="currency">
            <text:p>$0.15</text:p>
          </table:table-cell>
          <table:table-cell table:formula="of:=OFFSET(INDIRECT(CELL(&quot;Address&quot;)); 0; -1)*INDIRECT(ADDRESS(CELL(&quot;Row&quot;); 2))" office:value-type="currency" office:currency="USD" office:value="0.1499" calcext:value-type="currency">
            <text:p>$0.1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5</text:p>
          </table:table-cell>
          <table:table-cell office:value-type="string" calcext:value-type="string">
            <text:p>Dynamic Mic Bypass</text:p>
          </table:table-cell>
          <table:table-cell office:value-type="string" calcext:value-type="string">
            <text:p>Connector_Generic:Conn_02x02_Odd_Even</text:p>
          </table:table-cell>
          <table:table-cell office:value-type="string" calcext:value-type="string">
            <text:p>Connector_PinHeader_2.54mm:PinHeader_2x02_P2.54mm_Vertical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https://www.ebay.com/itm/192706747569</text:p>
          </table:table-cell>
          <table:table-cell office:value-type="string" calcext:value-type="string">
            <text:p>Generic</text:p>
          </table:table-cell>
          <table:table-cell office:value-type="string" calcext:value-type="string">
            <text:p>.1" 2.54mm Pin Header</text:p>
          </table:table-cell>
          <table:table-cell office:value-type="float" office:value="400" calcext:value-type="float">
            <text:p>400</text:p>
          </table:table-cell>
          <table:table-cell office:value-type="currency" office:currency="USD" office:value="9.89" calcext:value-type="currency">
            <text:p>$9.89</text:p>
          </table:table-cell>
          <table:table-cell table:formula="of:=IFERROR(OFFSET(INDIRECT(CELL(&quot;Address&quot;)); 0; -1)/OFFSET(INDIRECT(CELL(&quot;Address&quot;)); 0; -2); 0)" office:value-type="currency" office:currency="USD" office:value="0.024725" calcext:value-type="currency">
            <text:p>$0.02</text:p>
          </table:table-cell>
          <table:table-cell table:formula="of:=OFFSET(INDIRECT(CELL(&quot;Address&quot;)); 0; -1)*INDIRECT(ADDRESS(CELL(&quot;Row&quot;); 2))" office:value-type="currency" office:currency="USD" office:value="0.024725" calcext:value-type="currency">
            <text:p>$0.0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6</text:p>
          </table:table-cell>
          <table:table-cell office:value-type="string" calcext:value-type="string">
            <text:p>HP or CTIA</text:p>
          </table:table-cell>
          <table:table-cell office:value-type="string" calcext:value-type="string">
            <text:p>Connector_Generic:Conn_02x03_Odd_Even</text:p>
          </table:table-cell>
          <table:table-cell office:value-type="string" calcext:value-type="string">
            <text:p>Connector_PinHeader_2.54mm:PinHeader_2x03_P2.54mm_Vertical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https://www.ebay.com/itm/192706747569</text:p>
          </table:table-cell>
          <table:table-cell office:value-type="string" calcext:value-type="string">
            <text:p>Generic</text:p>
          </table:table-cell>
          <table:table-cell office:value-type="string" calcext:value-type="string">
            <text:p>.1" 2.54mm Pin Header</text:p>
          </table:table-cell>
          <table:table-cell office:value-type="float" office:value="400" calcext:value-type="float">
            <text:p>400</text:p>
          </table:table-cell>
          <table:table-cell office:value-type="currency" office:currency="USD" office:value="9.89" calcext:value-type="currency">
            <text:p>$9.89</text:p>
          </table:table-cell>
          <table:table-cell table:formula="of:=IFERROR(OFFSET(INDIRECT(CELL(&quot;Address&quot;)); 0; -1)/OFFSET(INDIRECT(CELL(&quot;Address&quot;)); 0; -2); 0)" office:value-type="currency" office:currency="USD" office:value="0.024725" calcext:value-type="currency">
            <text:p>$0.02</text:p>
          </table:table-cell>
          <table:table-cell table:formula="of:=OFFSET(INDIRECT(CELL(&quot;Address&quot;)); 0; -1)*INDIRECT(ADDRESS(CELL(&quot;Row&quot;); 2))" office:value-type="currency" office:currency="USD" office:value="0.024725" calcext:value-type="currency">
            <text:p>$0.0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2N3904</text:p>
          </table:table-cell>
          <table:table-cell office:value-type="string" calcext:value-type="string">
            <text:p>Transistor_BJT:2N3904</text:p>
          </table:table-cell>
          <table:table-cell office:value-type="string" calcext:value-type="string">
            <text:p>Package_TO_SOT_THT:TO-92_Inline_Wide</text:p>
          </table:table-cell>
          <table:table-cell office:value-type="string" calcext:value-type="string">
            <text:p>https://www.onsemi.com/pub/Collateral/2N3903-D.PDF</text:p>
          </table:table-cell>
          <table:table-cell/>
          <table:table-cell office:value-type="string" calcext:value-type="string">
            <text:p>https://www.mouser.com/ProductDetail/512-2N3904TA</text:p>
          </table:table-cell>
          <table:table-cell office:value-type="string" calcext:value-type="string">
            <text:p>Various eg Onsemi</text:p>
          </table:table-cell>
          <table:table-cell office:value-type="string" calcext:value-type="string">
            <text:p>2N3904</text:p>
          </table:table-cell>
          <table:table-cell office:value-type="float" office:value="120" calcext:value-type="float">
            <text:p>120</text:p>
          </table:table-cell>
          <table:table-cell office:value-type="currency" office:currency="USD" office:value="11.52" calcext:value-type="currency">
            <text:p>$11.52</text:p>
          </table:table-cell>
          <table:table-cell table:formula="of:=IFERROR(OFFSET(INDIRECT(CELL(&quot;Address&quot;)); 0; -1)/OFFSET(INDIRECT(CELL(&quot;Address&quot;)); 0; -2); 0)" office:value-type="currency" office:currency="USD" office:value="0.096" calcext:value-type="currency">
            <text:p>$0.10</text:p>
          </table:table-cell>
          <table:table-cell table:formula="of:=OFFSET(INDIRECT(CELL(&quot;Address&quot;)); 0; -1)*INDIRECT(ADDRESS(CELL(&quot;Row&quot;); 2))" office:value-type="currency" office:currency="USD" office:value="0.096" calcext:value-type="currency">
            <text:p>$0.1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75k</text:p>
          </table:table-cell>
          <table:table-cell office:value-type="string" calcext:value-type="string">
            <text:p>Device:R_Small</text:p>
          </table:table-cell>
          <table:table-cell office:value-type="string" calcext:value-type="string">
            <text:p>Resistor_THT:R_Axial_DIN0207_L6.3mm_D2.5mm_P10.16mm_Horizontal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https://www.mouser.com/ProductDetail/603-CFR-12JB-52-75K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CFR-12JB-52-75k</text:p>
          </table:table-cell>
          <table:table-cell office:value-type="float" office:value="120" calcext:value-type="float">
            <text:p>120</text:p>
          </table:table-cell>
          <table:table-cell office:value-type="currency" office:currency="USD" office:value="2.16" calcext:value-type="currency">
            <text:p>$2.16</text:p>
          </table:table-cell>
          <table:table-cell table:formula="of:=IFERROR(OFFSET(INDIRECT(CELL(&quot;Address&quot;)); 0; -1)/OFFSET(INDIRECT(CELL(&quot;Address&quot;)); 0; -2); 0)" office:value-type="currency" office:currency="USD" office:value="0.018" calcext:value-type="currency">
            <text:p>$0.02</text:p>
          </table:table-cell>
          <table:table-cell table:formula="of:=OFFSET(INDIRECT(CELL(&quot;Address&quot;)); 0; -1)*INDIRECT(ADDRESS(CELL(&quot;Row&quot;); 2))" office:value-type="currency" office:currency="USD" office:value="0.018" calcext:value-type="currency">
            <text:p>$0.0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27k</text:p>
          </table:table-cell>
          <table:table-cell office:value-type="string" calcext:value-type="string">
            <text:p>Device:R_Small</text:p>
          </table:table-cell>
          <table:table-cell office:value-type="string" calcext:value-type="string">
            <text:p>Resistor_THT:R_Axial_DIN0207_L6.3mm_D2.5mm_P10.16mm_Horizontal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https://www.mouser.com/ProductDetail/603-CFR-12JB-52-27K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CFR-12JB-52-27k</text:p>
          </table:table-cell>
          <table:table-cell office:value-type="float" office:value="120" calcext:value-type="float">
            <text:p>120</text:p>
          </table:table-cell>
          <table:table-cell office:value-type="currency" office:currency="USD" office:value="2.16" calcext:value-type="currency">
            <text:p>$2.16</text:p>
          </table:table-cell>
          <table:table-cell table:formula="of:=IFERROR(OFFSET(INDIRECT(CELL(&quot;Address&quot;)); 0; -1)/OFFSET(INDIRECT(CELL(&quot;Address&quot;)); 0; -2); 0)" office:value-type="currency" office:currency="USD" office:value="0.018" calcext:value-type="currency">
            <text:p>$0.02</text:p>
          </table:table-cell>
          <table:table-cell table:formula="of:=OFFSET(INDIRECT(CELL(&quot;Address&quot;)); 0; -1)*INDIRECT(ADDRESS(CELL(&quot;Row&quot;); 2))" office:value-type="currency" office:currency="USD" office:value="0.018" calcext:value-type="currency">
            <text:p>$0.0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3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Device:R_Small</text:p>
          </table:table-cell>
          <table:table-cell office:value-type="string" calcext:value-type="string">
            <text:p>Resistor_THT:R_Axial_DIN0207_L6.3mm_D2.5mm_P10.16mm_Horizontal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https://www.mouser.com/ProductDetail/603-CFR-12JB-52-470R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CFR-12JB-52-470R</text:p>
          </table:table-cell>
          <table:table-cell office:value-type="float" office:value="120" calcext:value-type="float">
            <text:p>120</text:p>
          </table:table-cell>
          <table:table-cell office:value-type="currency" office:currency="USD" office:value="2.16" calcext:value-type="currency">
            <text:p>$2.16</text:p>
          </table:table-cell>
          <table:table-cell table:formula="of:=IFERROR(OFFSET(INDIRECT(CELL(&quot;Address&quot;)); 0; -1)/OFFSET(INDIRECT(CELL(&quot;Address&quot;)); 0; -2); 0)" office:value-type="currency" office:currency="USD" office:value="0.018" calcext:value-type="currency">
            <text:p>$0.02</text:p>
          </table:table-cell>
          <table:table-cell table:formula="of:=OFFSET(INDIRECT(CELL(&quot;Address&quot;)); 0; -1)*INDIRECT(ADDRESS(CELL(&quot;Row&quot;); 2))" office:value-type="currency" office:currency="USD" office:value="0.018" calcext:value-type="currency">
            <text:p>$0.0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1</text:p>
          </table:table-cell>
          <table:table-cell office:value-type="string" calcext:value-type="string">
            <text:p>PTT</text:p>
          </table:table-cell>
          <table:table-cell office:value-type="string" calcext:value-type="string">
            <text:p>Switch:SW_Push</text:p>
          </table:table-cell>
          <table:table-cell office:value-type="string" calcext:value-type="string">
            <text:p>Button_Switch_THT:SW_PUSH_6mm_H9.5mm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https://www.ebay.com/itm/171349350074?</text:p>
          </table:table-cell>
          <table:table-cell office:value-type="string" calcext:value-type="string">
            <text:p>Generic</text:p>
          </table:table-cell>
          <table:table-cell office:value-type="string" calcext:value-type="string">
            <text:p>6x6x13mm Push Button</text:p>
          </table:table-cell>
          <table:table-cell office:value-type="float" office:value="100" calcext:value-type="float">
            <text:p>100</text:p>
          </table:table-cell>
          <table:table-cell table:formula="of:=4.99+2.99" office:value-type="currency" office:currency="USD" office:value="7.98" calcext:value-type="currency">
            <text:p>$7.98</text:p>
          </table:table-cell>
          <table:table-cell table:formula="of:=IFERROR(OFFSET(INDIRECT(CELL(&quot;Address&quot;)); 0; -1)/OFFSET(INDIRECT(CELL(&quot;Address&quot;)); 0; -2); 0)" office:value-type="currency" office:currency="USD" office:value="0.0798" calcext:value-type="currency">
            <text:p>$0.08</text:p>
          </table:table-cell>
          <table:table-cell table:formula="of:=OFFSET(INDIRECT(CELL(&quot;Address&quot;)); 0; -1)*INDIRECT(ADDRESS(CELL(&quot;Row&quot;); 2))" office:value-type="currency" office:currency="USD" office:value="0.0798" calcext:value-type="currency">
            <text:p>$0.08</text:p>
          </table:table-cell>
        </table:table-row>
        <table:table-row table:style-name="ro1">
          <table:table-cell table:number-columns-repeated="12"/>
          <table:table-cell table:style-name="Default" table:number-columns-repeated="3"/>
        </table:table-row>
        <table:table-row table:style-name="ro1">
          <table:table-cell table:number-columns-repeated="12"/>
          <table:table-cell table:style-name="Default"/>
          <table:table-cell table:style-name="Default" office:value-type="string" calcext:value-type="string">
            <text:p>Total:</text:p>
          </table:table-cell>
          <table:table-cell table:formula="of:=SUM([.O10:.O31])" office:value-type="currency" office:currency="USD" office:value="4.21525" calcext:value-type="currency">
            <text:p>$4.2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0-06T09:44:03.885106424</dc:date>
    <meta:editing-duration>PT3M56S</meta:editing-duration>
    <meta:editing-cycles>2</meta:editing-cycles>
    <meta:generator>LibreOffice/7.3.7.2$Linux_X86_64 LibreOffice_project/30$Build-2</meta:generator>
    <meta:document-statistic meta:table-count="1" meta:cell-count="318" meta:object-count="0"/>
  </office:meta>
</office:document-meta>
</file>